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547cm" style:rel-column-width="12233*"/>
    </style:style>
    <style:style style:name="Table1.B" style:family="table-column">
      <style:table-column-properties style:column-width="15.453cm" style:rel-column-width="533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.101cm" fo:margin-bottom="0.101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P9" style:family="paragraph" style:parent-style-name="Text_20_body" style:list-style-name="L1">
      <style:text-properties fo:language="en" fo:country="US" style:font-size-complex="14pt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style:font-size-complex="14pt"/>
    </style:style>
    <style:style style:name="T5" style:family="text">
      <style:text-properties fo:color="#000000" fo:language="en" fo:country="US" fo:font-weight="bold" style:font-weight-asian="bold"/>
    </style:style>
    <style:style style:name="T6" style:family="text">
      <style:text-properties fo:color="#000000" fo:language="en" fo:country="US" fo:font-weight="bold" style:font-weight-asian="bold" style:font-weight-complex="bold"/>
    </style:style>
    <style:style style:name="T7" style:family="text">
      <style:text-properties fo:color="#000000" fo:language="en" fo:country="US" style:font-name-asian="Times New Roman" style:font-name-complex="Times New Roman"/>
    </style:style>
    <style:style style:name="T8" style:family="text">
      <style:text-properties fo:color="#000000" fo:language="en" fo:country="US" style:font-name-asian="Times New Roman" style:font-name-complex="Times New Roman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" style:font-name-complex="Times New Roman"/>
    </style:style>
    <style:style style:name="T11" style:family="text">
      <style:text-properties fo:language="en" fo:country="US" style:font-name-asian="Times New Roman" style:font-name-complex="Times New Roman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05cm" svg:height="0.714cm" draw:z-index="0"><draw:image xlink:href="../../odt_eng/images/3058.png" xlink:type="simple" xlink:show="embed" xlink:actuate="onLoad"/></draw:frame></text:span></text:span></text:p>
          </table:table-cell>
          <table:table-cell table:style-name="Table1.B1" office:value-type="string">
            <text:h text:style-name="P6" text:outline-level="1"><text:span text:style-name="T9">Double threshold</text:span> </text:h>
          </table:table-cell>
        </table:table-row>
        <table:table-row>
          <table:table-cell table:style-name="Table1.A2" office:value-type="string">
            <text:p text:style-name="P3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1" draw:name="Графический объект2" text:anchor-type="as-char" svg:width="1.693cm" svg:height="2.328cm" draw:z-index="0"><draw:image xlink:href="../../odt_eng/images/3058_in_scheme.png" xlink:type="simple" xlink:show="embed" xlink:actuate="onLoad"/></draw:frame></text:span>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3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4">unit</text:span></text:span><text:span text:style-name="Основной_20_шрифт_20_абзаца"><text:span text:style-name="T3"> is a relay element with a dead band and two outputs; it forms the logical one or the logical zero at its outputs in accordance with the following algorithm:</text:span></text:span></text:p>
            <text:p text:style-name="Text_20_body"><text:span text:style-name="Основной_20_шрифт_20_абзаца"><text:span text:style-name="T3">Two signals are applied to the </text:span></text:span><text:span text:style-name="Основной_20_шрифт_20_абзаца"><text:span text:style-name="T4">unit</text:span></text:span><text:span text:style-name="Основной_20_шрифт_20_абзаца"><text:span text:style-name="T3"> input and these signals are compared between themselves. If their </text:span></text:span><text:span text:style-name="Основной_20_шрифт_20_абзаца"><text:span text:style-name="T5">difference</text:span></text:span><text:span text:style-name="Основной_20_шрифт_20_абзаца"><text:span text:style-name="T3"> exceeds the </text:span></text:span><text:span text:style-name="Основной_20_шрифт_20_абзаца"><text:span text:style-name="T5">high </text:span></text:span><text:span text:style-name="Основной_20_шрифт_20_абзаца"><text:span text:style-name="T3">limit, then the </text:span></text:span><text:span text:style-name="Основной_20_шрифт_20_абзаца"><text:span text:style-name="T4">unit</text:span></text:span><text:span text:style-name="Основной_20_шрифт_20_абзаца"><text:span text:style-name="T3"> will form the logical one at the </text:span></text:span><text:span text:style-name="Основной_20_шрифт_20_абзаца"><text:span text:style-name="T5">first</text:span></text:span><text:span text:style-name="Основной_20_шрифт_20_абзаца"><text:span text:style-name="T3"> output. If the difference between the first input and the second input becomes less than the </text:span></text:span><text:span text:style-name="Основной_20_шрифт_20_абзаца"><text:span text:style-name="T5">low</text:span></text:span><text:span text:style-name="Основной_20_шрифт_20_абзаца"><text:span text:style-name="T3"> limit, then the </text:span></text:span><text:span text:style-name="Основной_20_шрифт_20_абзаца"><text:span text:style-name="T4">unit</text:span></text:span><text:span text:style-name="Основной_20_шрифт_20_абзаца"><text:span text:style-name="T3"> will form the logical one at the </text:span></text:span><text:span text:style-name="Основной_20_шрифт_20_абзаца"><text:span text:style-name="T5">second</text:span></text:span><text:span text:style-name="Основной_20_шрифт_20_абзаца"><text:span text:style-name="T3"> output. Otherwise (if the difference is between the high and low limits, with provision for the return band value), the logical zero is formed at the outputs:</text:span></text:span></text:p>
            <text:p text:style-name="P4"><draw:frame draw:style-name="fr2" draw:name="Объект1" text:anchor-type="as-char" svg:width="7.883cm" svg:height="2.806cm" draw:z-index="0"><draw:object xlink:href="./Object 1" xlink:type="simple" xlink:show="embed" xlink:actuate="onLoad"/><draw:image xlink:href="./ObjectReplacements/Object 1" xlink:type="simple" xlink:show="embed" xlink:actuate="onLoad"/><svg:title>formula</svg:title></draw:frame><text:span text:style-name="Основной_20_шрифт_20_абзаца"><text:span text:style-name="T7">,</text:span></text:span></text:p>
            <text:p text:style-name="Text_20_body"><text:span text:style-name="Основной_20_шрифт_20_абзаца"><text:span text:style-name="T7">where </text:span></text:span><text:span text:style-name="Основной_20_шрифт_20_абзаца"><text:span text:style-name="T7"><draw:frame draw:style-name="fr2" draw:name="Объект2" text:anchor-type="as-char" svg:width="2.693cm" svg:height="0.621cm" draw:z-index="0"><draw:object xlink:href="./Object 2" xlink:type="simple" xlink:show="embed" xlink:actuate="onLoad"/><draw:image xlink:href="./ObjectReplacements/Object 2" xlink:type="simple" xlink:show="embed" xlink:actuate="onLoad"/><svg:title>formula</svg:title></draw:frame></text:span></text:span><text:span text:style-name="Основной_20_шрифт_20_абзаца"><text:span text:style-name="T10"> </text:span></text:span><text:span text:style-name="Основной_20_шрифт_20_абзаца"><text:span text:style-name="T7">are for the </text:span></text:span><text:span text:style-name="Основной_20_шрифт_20_абзаца"><text:span text:style-name="T8">unit</text:span></text:span><text:span text:style-name="Основной_20_шрифт_20_абзаца"><text:span text:style-name="T7"> input signals; </text:span></text:span><text:span text:style-name="Основной_20_шрифт_20_абзаца"><text:span text:style-name="T7"><draw:frame draw:style-name="fr2" draw:name="Объект3" text:anchor-type="as-char" svg:width="2.757cm" svg:height="0.621cm" draw:z-index="0"><draw:object xlink:href="./Object 3" xlink:type="simple" xlink:show="embed" xlink:actuate="onLoad"/><draw:image xlink:href="./ObjectReplacements/Object 3" xlink:type="simple" xlink:show="embed" xlink:actuate="onLoad"/><svg:title>formula</svg:title></draw:frame></text:span></text:span><text:span text:style-name="Основной_20_шрифт_20_абзаца"><text:span text:style-name="T10"> </text:span></text:span><text:span text:style-name="Основной_20_шрифт_20_абзаца"><text:span text:style-name="T7">are for output signals; </text:span></text:span><text:span text:style-name="Основной_20_шрифт_20_абзаца"><text:span text:style-name="T7"><draw:frame draw:style-name="fr2" draw:name="Объект4" text:anchor-type="as-char" svg:width="2.124cm" svg:height="0.621cm" draw:z-index="0"><draw:object xlink:href="./Object 4" xlink:type="simple" xlink:show="embed" xlink:actuate="onLoad"/><draw:image xlink:href="./ObjectReplacements/Object 4" xlink:type="simple" xlink:show="embed" xlink:actuate="onLoad"/><svg:title>formula</svg:title></draw:frame></text:span></text:span><text:span text:style-name="Основной_20_шрифт_20_абзаца"><text:span text:style-name="T10"> </text:span></text:span><text:span text:style-name="Основной_20_шрифт_20_абзаца"><text:span text:style-name="T7">are for the return band value and difference variation limits (trip limits).</text:span></text:span></text:p>
            <text:p text:style-name="Text_20_body"><text:span text:style-name="Основной_20_шрифт_20_абзаца"><text:span text:style-name="T7">The </text:span></text:span><text:span text:style-name="Основной_20_шрифт_20_абзаца"><text:span text:style-name="T8">unit</text:span></text:span><text:span text:style-name="Основной_20_шрифт_20_абзаца"><text:span text:style-name="T7"> </text:span></text:span><text:span text:style-name="Основной_20_шрифт_20_абзаца"><text:span text:style-name="T7">is a submodel. </text:span></text:span><text:span text:style-name="Основной_20_шрифт_20_абзаца"><text:span text:style-name="T7">For checking the algorithm structure one shall press “Actions” → “Enter the submodel” with the right button.</text:span></text:span></text:p>
            <text:p text:style-name="Text_20_body"><text:span text:style-name="Основной_20_шрифт_20_абзаца"><text:span text:style-name="T6">Properti</text:span></text:span><text:span text:style-name="Основной_20_шрифт_20_абзаца"><text:span text:style-name="T6">es</text:span></text:span><text:span text:style-name="Основной_20_шрифт_20_абзаца"><text:span text:style-name="T2">:</text:span></text:span></text:p>
            <text:list xml:id="list8622298573741112485" text:style-name="L1">
              <text:list-item>
                <text:p text:style-name="P8">High limit – the upper setting with which difference of input signals is compared.</text:p>
              </text:list-item>
              <text:list-item>
                <text:p text:style-name="P9">Low limit – the lower setting with which difference of input signals is compared.</text:p>
              </text:list-item>
              <text:list-item>
                <text:p text:style-name="P7"><text:span text:style-name="Основной_20_шрифт_20_абзаца"><text:span text:style-name="T10">Return </text:span></text:span><text:span text:style-name="Основной_20_шрифт_20_абзаца"><text:span text:style-name="T7">band</text:span></text:span><text:span text:style-name="Основной_20_шрифт_20_абзаца"><text:span text:style-name="T10"> – the value which is subtracted from the upper setting and added to the lower setting to form dead </text:span></text:span><text:span text:style-name="Основной_20_шрифт_20_абзаца"><text:span text:style-name="T7">bands</text:span></text:span><text:span text:style-name="Основной_20_шрифт_20_абзаца"><text:span text:style-name="T10">. Dead </text:span></text:span><text:span text:style-name="Основной_20_шрифт_20_абзаца"><text:span text:style-name="T7">band</text:span></text:span><text:span text:style-name="Основной_20_шрифт_20_абзаца"><text:span text:style-name="T10"> width of the </text:span></text:span><text:span text:style-name="Основной_20_шрифт_20_абзаца"><text:span text:style-name="T11">unit</text:span></text:span><text:span text:style-name="Основной_20_шрифт_20_абзаца"><text:span text:style-name="T10"> is the same (both above and below)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НОР ИКП</dc:title>
    <meta:creation-date>2012-02-13T18:44:00</meta:creation-date>
    <dc:date>2012-03-05T21:00:33.63</dc:date>
    <meta:editing-cycles>75</meta:editing-cycles>
    <meta:editing-duration>PT4H52M26S</meta:editing-duration>
    <dc:creator>Александр </dc:creator>
    <meta:document-statistic meta:table-count="1" meta:image-count="2" meta:object-count="4" meta:page-count="1" meta:paragraph-count="14" meta:word-count="239" meta:character-count="134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58.odt/Normal.dotm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y</math:mi>
            <math:mn>1</math:mn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o math:stretchy="true">{</math:mo>
              <math:mtable>
                <math:mtr>
                  <math:mrow>
                    <math:mrow>
                      <math:mn>1,</math:mn>
                      <math:mi/>
                      <math:mtext>if</math:mtext>
                      <math:mi/>
                      <math:mrow>
                        <math:mo math:stretchy="false">[</math:mo>
                        <math:mrow>
                          <math:msub>
                            <math:mi>u</math:mi>
                            <math:mn>1</math:mn>
                          </math:msub>
                          <math:mrow>
                            <math:mrow>
                              <math:mo math:stretchy="false">(</math:mo>
                              <math:mi>t</math:mi>
                              <math:mo math:stretchy="false">)</math:mo>
                            </math:mrow>
                            <math:mo math:stretchy="false">−</math:mo>
                            <math:msub>
                              <math:mi>u</math:mi>
                              <math:mn>2</math:mn>
                            </math:msub>
                          </math:mrow>
                          <math:mrow>
                            <math:mo math:stretchy="false">(</math:mo>
                            <math:mi>t</math:mi>
                            <math:mo math:stretchy="false">)</math:mo>
                          </math:mrow>
                        </math:mrow>
                        <math:mo math:stretchy="false">]</math:mo>
                      </math:mrow>
                      <math:mrow>
                        <math:mi/>
                        <math:mo math:stretchy="false">&gt;</math:mo>
                        <math:mi/>
                      </math:mrow>
                      <math:msub>
                        <math:mo math:stretchy="false">ε</math:mo>
                        <math:mn>1</math:mn>
                      </math:msub>
                    </math:mrow>
                  </math:mrow>
                </math:mtr>
                <math:mtr>
                  <math:mrow>
                    <math:mrow>
                      <math:mn>0,</math:mn>
                      <math:mi/>
                      <math:mtext>if</math:mtext>
                      <math:mi/>
                      <math:mrow>
                        <math:mo math:stretchy="false">[</math:mo>
                        <math:mrow>
                          <math:msub>
                            <math:mi>u</math:mi>
                            <math:mn>1</math:mn>
                          </math:msub>
                          <math:mrow>
                            <math:mrow>
                              <math:mo math:stretchy="false">(</math:mo>
                              <math:mi>t</math:mi>
                              <math:mo math:stretchy="false">)</math:mo>
                            </math:mrow>
                            <math:mo math:stretchy="false">−</math:mo>
                            <math:msub>
                              <math:mi>u</math:mi>
                              <math:mn>2</math:mn>
                            </math:msub>
                          </math:mrow>
                          <math:mrow>
                            <math:mo math:stretchy="false">(</math:mo>
                            <math:mi>t</math:mi>
                            <math:mo math:stretchy="false">)</math:mo>
                          </math:mrow>
                        </math:mrow>
                        <math:mo math:stretchy="false">]</math:mo>
                      </math:mrow>
                      <math:mrow>
                        <math:mi/>
                        <math:mo math:stretchy="false">&lt;</math:mo>
                        <math:mi/>
                      </math:mrow>
                      <math:mrow>
                        <math:msub>
                          <math:mo math:stretchy="false">ε</math:mo>
                          <math:mn>1</math:mn>
                        </math:msub>
                        <math:mo math:stretchy="false">−</math:mo>
                        <math:mi>a</math:mi>
                      </math:mrow>
                    </math:mrow>
                  </math:mrow>
                </math:mtr>
              </math:mtable>
            </math:mrow>
          </math:mrow>
        </math:mrow>
      </math:mtr>
      <math:mtr>
        <math:mrow>
          <math:msub>
            <math:mi>y</math:mi>
            <math:mn>2</math:mn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o math:stretchy="true">{</math:mo>
              <math:mtable>
                <math:mtr>
                  <math:mrow>
                    <math:mrow>
                      <math:mn>0,</math:mn>
                      <math:mi/>
                      <math:mtext>if</math:mtext>
                      <math:mi/>
                      <math:mrow>
                        <math:mo math:stretchy="false">[</math:mo>
                        <math:mrow>
                          <math:msub>
                            <math:mi>u</math:mi>
                            <math:mn>1</math:mn>
                          </math:msub>
                          <math:mrow>
                            <math:mrow>
                              <math:mo math:stretchy="false">(</math:mo>
                              <math:mi>t</math:mi>
                              <math:mo math:stretchy="false">)</math:mo>
                            </math:mrow>
                            <math:mo math:stretchy="false">−</math:mo>
                            <math:msub>
                              <math:mi>u</math:mi>
                              <math:mn>2</math:mn>
                            </math:msub>
                          </math:mrow>
                          <math:mrow>
                            <math:mo math:stretchy="false">(</math:mo>
                            <math:mi>t</math:mi>
                            <math:mo math:stretchy="false">)</math:mo>
                          </math:mrow>
                        </math:mrow>
                        <math:mo math:stretchy="false">]</math:mo>
                      </math:mrow>
                      <math:mrow>
                        <math:mi/>
                        <math:mo math:stretchy="false">&gt;</math:mo>
                        <math:mi/>
                      </math:mrow>
                      <math:mrow>
                        <math:msub>
                          <math:mo math:stretchy="false">ε</math:mo>
                          <math:mn>2</math:mn>
                        </math:msub>
                        <math:mo math:stretchy="false">+</math:mo>
                        <math:mi>a</math:mi>
                      </math:mrow>
                    </math:mrow>
                  </math:mrow>
                </math:mtr>
                <math:mtr>
                  <math:mrow>
                    <math:mrow>
                      <math:mn>1,</math:mn>
                      <math:mi/>
                      <math:mtext>if</math:mtext>
                      <math:mi/>
                      <math:mrow>
                        <math:mo math:stretchy="false">[</math:mo>
                        <math:mrow>
                          <math:msub>
                            <math:mi>u</math:mi>
                            <math:mn>1</math:mn>
                          </math:msub>
                          <math:mrow>
                            <math:mrow>
                              <math:mo math:stretchy="false">(</math:mo>
                              <math:mi>t</math:mi>
                              <math:mo math:stretchy="false">)</math:mo>
                            </math:mrow>
                            <math:mo math:stretchy="false">−</math:mo>
                            <math:msub>
                              <math:mi>u</math:mi>
                              <math:mn>2</math:mn>
                            </math:msub>
                          </math:mrow>
                          <math:mrow>
                            <math:mo math:stretchy="false">(</math:mo>
                            <math:mi>t</math:mi>
                            <math:mo math:stretchy="false">)</math:mo>
                          </math:mrow>
                        </math:mrow>
                        <math:mo math:stretchy="false">]</math:mo>
                      </math:mrow>
                      <math:mrow>
                        <math:mi/>
                        <math:mo math:stretchy="false">&lt;</math:mo>
                        <math:mi/>
                      </math:mrow>
                      <math:msub>
                        <math:mo math:stretchy="false">ε</math:mo>
                        <math:mn>2</math:mn>
                      </math:msub>
                    </math:mrow>
                  </math:mrow>
                </math:mtr>
              </math:mtable>
            </math:mrow>
          </math:mrow>
        </math:mrow>
      </math:mtr>
    </math:mtable>
    <math:annotation math:encoding="StarMath 5.0">y_1(t) = left lbrace stack{
alignl 1, ~ "if" ~ [u_1(t)-u_2(t)] ~&gt;~ %epsilon_1 #
alignl 0, ~ "if" ~ [u_1(t)-u_2(t)] ~&lt;~ %epsilon_1 - a}  right none
newline
y_2(t) = left lbrace stack{
alignl 0, ~ "if" ~ [u_1(t)-u_2(t)] ~&gt;~ %epsilon_2 + a#
alignl 1, ~ "if" ~ [u_1(t)-u_2(t)] ~&lt;~ %epsilon_2}  right none
</math:annotation>
  </math:semantics>
</math: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4/content.xml><?xml version="1.0" encoding="utf-8"?>
<math xmlns="http://www.w3.org/1998/Math/MathML">
  <semantics>
    <mrow>
      <mi>a</mi>
      <mi>,</mi>
      <mi/>
      <msub>
        <mo stretchy="false">ϵ</mo>
        <mn>1,</mn>
      </msub>
      <mi/>
      <msub>
        <mo stretchy="false">ϵ</mo>
        <mn>2</mn>
      </msub>
    </mrow>
    <annotation encoding="StarMath 5.0">a,~%epsilon_1,~%epsilon_2</annotation>
  </semantics>
</math>
</file>